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6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7" style:family="paragraph" style:parent-style-name="Standard">
      <style:text-properties fo:language="da" fo:country="DK" officeooo:rsid="00178aab" officeooo:paragraph-rsid="00178aab"/>
    </style:style>
    <style:style style:name="P8" style:family="paragraph" style:parent-style-name="Standard">
      <style:text-properties fo:language="da" fo:country="DK" officeooo:rsid="00187b6d" officeooo:paragraph-rsid="00187b6d"/>
    </style:style>
    <style:style style:name="P9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2cbe" officeooo:paragraph-rsid="001a7466" style:font-weight-asian="normal" style:font-weight-complex="normal"/>
    </style:style>
    <style:style style:name="P15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6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18" style:family="paragraph" style:parent-style-name="Standard">
      <style:text-properties fo:language="da" fo:country="DK" fo:font-weight="normal" officeooo:rsid="001a7466" officeooo:paragraph-rsid="00246684" style:font-weight-asian="normal" style:font-weight-complex="normal"/>
    </style:style>
    <style:style style:name="P19" style:family="paragraph" style:parent-style-name="Standard">
      <style:text-properties fo:language="da" fo:country="DK" fo:font-weight="normal" officeooo:rsid="001c2cbe" officeooo:paragraph-rsid="0028c0c6" style:font-weight-asian="normal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7b6d" style:font-weight-asian="normal" style:font-weight-complex="normal"/>
    </style:style>
    <style:style style:name="T4" style:family="text">
      <style:text-properties officeooo:rsid="001c2cbe"/>
    </style:style>
    <style:style style:name="T5" style:family="text">
      <style:text-properties officeooo:rsid="001c43f8"/>
    </style:style>
    <style:style style:name="T6" style:family="text">
      <style:text-properties officeooo:rsid="00205cc1"/>
    </style:style>
    <style:style style:name="T7" style:family="text">
      <style:text-properties officeooo:rsid="0020e04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c43f8" style:font-style-asian="italic" style:font-style-complex="italic"/>
    </style:style>
    <style:style style:name="T10" style:family="text">
      <style:text-properties fo:font-style="italic" officeooo:rsid="00246684" style:font-style-asian="italic" style:font-style-complex="italic"/>
    </style:style>
    <style:style style:name="T11" style:family="text">
      <style:text-properties fo:font-style="italic" style:text-underline-style="none" fo:font-weight="normal" officeooo:rsid="0022124f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287802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officeooo:rsid="0022124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officeooo:rsid="0022a548"/>
    </style:style>
    <style:style style:name="T18" style:family="text">
      <style:text-properties officeooo:rsid="0022f02c"/>
    </style:style>
    <style:style style:name="T19" style:family="text">
      <style:text-properties officeooo:rsid="00246684"/>
    </style:style>
    <style:style style:name="T20" style:family="text">
      <style:text-properties fo:font-style="normal" officeooo:rsid="00246684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8c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5">busruter i Aarhus. </text:span></text:p>
      <text:p text:style-name="P1"/>
      <text:p text:style-name="P2">Initiering:</text:p>
      <text:p text:style-name="P7">Brugeren tilkendegiver over for systemet at han <text:span text:style-name="T1">ønsker</text:span> at <text:span text:style-name="T7">få vist</text:span> en liste over alle <text:span text:style-name="T5">busruter</text:span> <text:span text:style-name="T5">i</text:span> Aarhus, <text:span text:style-name="T5">ved at trykke på knappen </text:span><text:span text:style-name="T9">”Ruter”</text:span><text:span text:style-name="T5"> som findes på startskærmen</text:span>.</text:p>
      <text:p text:style-name="P7"/>
      <text:p text:style-name="P3">Aktører og interessenter:</text:p>
      <text:p text:style-name="P3"/>
      <text:p text:style-name="P3">Primære aktører:</text:p>
      <text:p text:style-name="P3"/>
      <text:p text:style-name="P3"><text:tab/><text:span text:style-name="T2">-Bruger.</text:span></text:p>
      <text:p text:style-name="P9"/>
      <text:p text:style-name="P4"><text:span text:style-name="T1">Sekundære</text:span> <text:s/><text:span text:style-name="T1">aktører:</text:span></text:p>
      <text:p text:style-name="P4"/>
      <text:p text:style-name="P4"><text:span text:style-name="T1"><text:tab/>-</text:span><text:span text:style-name="T3">Database.</text:span></text:p>
      <text:p text:style-name="P9"/>
      <text:p text:style-name="P3">Antal samtidige forekomster:</text:p>
      <text:p text:style-name="P3"/>
      <text:p text:style-name="P10">En samtidig forekomst.</text:p>
      <text:p text:style-name="P10"/>
      <text:p text:style-name="P5">Ikke funktionelle krav:</text:p>
      <text:p text:style-name="P5"/>
      <text:p text:style-name="P5">*<text:span text:style-name="T12">Navnene på de forskellige knapper</text:span></text:p>
      <text:p text:style-name="P5"/>
      <text:p text:style-name="P16"><text:span text:style-name="T14">Mere k</text:span>ommer senere</text:p>
      <text:p text:style-name="P5"/>
      <text:p text:style-name="P5">Referencer:</text:p>
      <text:p text:style-name="P6"/>
      <text:p text:style-name="P12">ingen</text:p>
      <text:p text:style-name="P10"/>
      <text:p text:style-name="P5">Startbetingelser:</text:p>
      <text:p text:style-name="P5"/>
      <text:p text:style-name="P10"><text:span text:style-name="T5">Programmet er startet op, og </text:span>brugeren står ved startskærmen.</text:p>
      <text:p text:style-name="P5"/>
      <text:p text:style-name="P5">Slutresultat ved <text:span text:style-name="T17">succes</text:span>:</text:p>
      <text:p text:style-name="P5"/>
      <text:p text:style-name="P11">brugeren får vist en liste over alle <text:span text:style-name="T5">busruter</text:span> i Aarhus.</text:p>
      <text:p text:style-name="P5"/>
      <text:p text:style-name="P5">slutresultat ved undtagelser:</text:p>
      <text:p text:style-name="P5"/>
      <text:p text:style-name="P18">Brugeren får vist en <text:span text:style-name="T18">fejlmeddelelse</text:span>, der informerer om at det ikke var muligt at få <text:span text:style-name="T19">vist </text:span>listen over <text:span text:style-name="T5">busruter, samt kortbeskrivelse af hvad der kan være galt.</text:span></text:p>
      <text:p text:style-name="P18"><text:span text:style-name="T19">Ved tryk på telefonens </text:span><text:span text:style-name="T10">”Home” </text:span><text:span text:style-name="T20">knap vil listen blive hentet færdig i baggrunden.</text:span><text:span text:style-name="T19"> </text:span></text:p>
      <text:p text:style-name="P5"/>
      <text:p text:style-name="P5"/>
      <text:p text:style-name="P5"/>
      <text:p text:style-name="P5"/>
      <text:p text:style-name="P5"/>
      <text:p text:style-name="P5"><text:soft-page-break/>Normalforløb:</text:p>
      <text:p text:style-name="P10"/>
      <text:p text:style-name="P10"><text:span text:style-name="T6">1</text:span>. <text:span text:style-name="T4">B</text:span>rugeren trykker på knappen <text:span text:style-name="T8">”</text:span><text:span text:style-name="T9">Ruter</text:span><text:span text:style-name="T8">”</text:span></text:p>
      <text:p text:style-name="P11"><text:span text:style-name="T6">2</text:span>. Systemet henter liste af <text:span text:style-name="T5">bustuer</text:span> <text:span text:style-name="T5">fra</text:span> databasen.</text:p>
      <text:p text:style-name="P10"><text:span text:style-name="T6">3</text:span>. Systemet viser listen af <text:span text:style-name="T5">bustuer</text:span> på skærmen.</text:p>
      <text:p text:style-name="P5"/>
      <text:p text:style-name="P5">Undtagelser:</text:p>
      <text:p text:style-name="P5"/>
      <text:p text:style-name="P14">Undtagelse 3 a: Der kan ikke oprettes forbindelse til databasen.</text:p>
      <text:p text:style-name="P14"/>
      <text:p text:style-name="P14">(a) Systemet viser en fejlmeddelelse til brugeren om at der ikke kunne oprettes <text:tab/><text:tab/><text:tab/> <text:s text:c="5"/>forbindelse til databasen.</text:p>
      <text:p text:style-name="P14">(b) brugeren trykker <text:span text:style-name="T13">”Ok”</text:span></text:p>
      <text:p text:style-name="P14">(c) Systemet går tilbage til startskærmen.</text:p>
      <text:p text:style-name="P10"/>
      <text:p text:style-name="P13">Undtagelse 3 b: brugeren trykker på <text:span text:style-name="T8">”tilbage”</text:span> knappen på telefonen, imens listen bliver hentet</text:p>
      <text:p text:style-name="P13"/>
      <text:p text:style-name="P19">(a) Systemet annullere <text:span text:style-name="T22">hentningen</text:span> af listen fra databasen.</text:p>
      <text:p text:style-name="P13">(b) systemet går tilbage til startskærmen.</text:p>
      <text:p text:style-name="P13"/>
      <text:p text:style-name="P13">Undtagelse 3 c: Brugeren trykker på <text:span text:style-name="T8">”Home”</text:span> knappen på telefonen, imens listen bliver hentet</text:p>
      <text:p text:style-name="P13"/>
      <text:p text:style-name="P13">(a) <text:span text:style-name="T5">Systemet henter listen færdig i baggrunden.</text:span></text:p>
      <text:p text:style-name="P15"><text:tab/></text:p>
      <text:p text:style-name="P13"/>
      <text:p text:style-name="P10"/>
      <text:p text:style-name="P10"/>
      <text:p text:style-name="P14"/>
      <text:p text:style-name="P14"/>
      <text:p text:style-name="P10"><text:s/></text:p>
      <text:p text:style-name="P5"/>
      <text:p text:style-name="P3"/>
      <text:p text:style-name="P9"/>
      <text:p text:style-name="P9"/>
      <text:p text:style-name="P8"/>
      <text:p text:style-name="P7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1T08:25:05.498000000</dc:date>
    <meta:editing-duration>PT59M57S</meta:editing-duration>
    <meta:editing-cycles>15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41" meta:word-count="256" meta:character-count="1673" meta:non-whitespace-character-count="1437"/>
  </office:meta>
</office:document-meta>
</file>